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64mm"/>
    </style:style>
    <style:style style:name="co2" style:family="table-column">
      <style:table-column-properties fo:break-before="auto" style:column-width="39.46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30.11mm"/>
    </style:style>
    <style:style style:name="co6" style:family="table-column">
      <style:table-column-properties fo:break-before="auto" style:column-width="19.61mm"/>
    </style:style>
    <style:style style:name="co7" style:family="table-column">
      <style:table-column-properties fo:break-before="auto" style:column-width="20.25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8.33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15.19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56.6mm"/>
    </style:style>
    <style:style style:name="co14" style:family="table-column">
      <style:table-column-properties fo:break-before="auto" style:column-width="11.27mm"/>
    </style:style>
    <style:style style:name="co15" style:family="table-column">
      <style:table-column-properties fo:break-before="auto" style:column-width="17.64mm"/>
    </style:style>
    <style:style style:name="co16" style:family="table-column">
      <style:table-column-properties fo:break-before="auto" style:column-width="12.98mm"/>
    </style:style>
    <style:style style:name="co17" style:family="table-column">
      <style:table-column-properties fo:break-before="auto" style:column-width="37.01mm"/>
    </style:style>
    <style:style style:name="co18" style:family="table-column">
      <style:table-column-properties fo:break-before="auto" style:column-width="24.75mm"/>
    </style:style>
    <style:style style:name="co19" style:family="table-column">
      <style:table-column-properties fo:break-before="auto" style:column-width="66.39mm"/>
    </style:style>
    <style:style style:name="co20" style:family="table-column">
      <style:table-column-properties fo:break-before="auto" style:column-width="12.74mm"/>
    </style:style>
    <style:style style:name="co21" style:family="table-column">
      <style:table-column-properties fo:break-before="auto" style:column-width="106.57mm"/>
    </style:style>
    <style:style style:name="co22" style:family="table-column">
      <style:table-column-properties fo:break-before="auto" style:column-width="55.62mm"/>
    </style:style>
    <style:style style:name="co23" style:family="table-column">
      <style:table-column-properties fo:break-before="auto" style:column-width="13.97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18.66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27.69mm" fo:break-before="auto" style:use-optimal-row-height="true"/>
    </style:style>
    <style:style style:name="ro5" style:family="table-row">
      <style:table-row-properties style:row-height="45.76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41.08mm" fo:break-before="auto" style:use-optimal-row-height="true"/>
    </style:style>
    <style:style style:name="ro8" style:family="table-row">
      <style:table-row-properties style:row-height="32.05mm" fo:break-before="auto" style:use-optimal-row-height="true"/>
    </style:style>
    <style:style style:name="ro9" style:family="table-row">
      <style:table-row-properties style:row-height="36.72mm" fo:break-before="auto" style:use-optimal-row-height="true"/>
    </style:style>
    <style:style style:name="ro10" style:family="table-row">
      <style:table-row-properties style:row-height="9.65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PageStyle_5f_PERSONAGENS">
      <style:table-properties table:display="true" style:writing-mode="lr-tb"/>
    </style:style>
    <style:style style:name="ta2" style:family="table" style:master-page-name="PageStyle_5f_ITENS">
      <style:table-properties table:display="true" style:writing-mode="lr-tb"/>
    </style:style>
    <style:style style:name="ta3" style:family="table" style:master-page-name="PageStyle_5f_ENERGIAS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46bdc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4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5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style:font-style-complex="italic" style:font-style-asian="italic" fo:font-style="italic"/>
    </style:style>
    <style:style style:name="T11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normal" style:font-style-asian="normal" style:font-style-complex="normal"/>
    </style:style>
    <style:style style:name="T12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  <style:style style:name="T13" style:family="text">
      <style:text-properties style:language-asian="zh" style:country-asian="CN" style:font-style-asian="normal" style:font-weight-asian="normal" style:font-size-asian="11pt" style:text-position="0% 100%" fo:text-shadow="none" fo:font-style="normal" style:text-underline-style="none" style:text-underline-color="font-color" fo:font-size="11pt" fo:color="#000000" style:text-line-through-mode="continuous" fo:language="en" fo:country="US" style:font-size-complex="11pt" style:font-name-asian="Linux Libertine G" style:language-complex="hi" style:country-complex="IN" style:text-emphasize="none" style:font-relief="none" style:text-overline-style="none" style:text-overline-color="font-color" style:font-name="Arial" fo:font-weight="normal" style:text-line-through-type="none" style:text-outline="false" style:font-name-complex="Arial" style:font-weight-complex="normal" style:font-style-complex="normal"/>
    </style:style>
    <style:style style:name="T14" style:family="text">
      <style:text-properties fo:font-size="11pt" style:font-size-complex="11pt" fo:color="#000000" style:font-style-asian="normal" style:text-emphasize="none" style:text-line-through-mode="continuous" style:text-overline-style="none" style:text-overline-color="font-color" style:text-position="0% 100%" fo:font-weight="normal" style:font-weight-asian="normal" style:font-relief="none" fo:language="en" fo:country="US" fo:text-shadow="none" style:font-style-complex="normal" style:language-asian="zh" style:country-asian="CN" style:text-underline-style="none" style:text-underline-color="font-color" style:font-name-asian="Linux Libertine G" style:font-name-complex="Arial" style:font-name="Arial" style:language-complex="hi" style:country-complex="IN" style:text-line-through-type="none" style:font-size-asian="11pt" fo:font-style="normal" style:font-weight-complex="normal" style:text-outline="false"/>
    </style:style>
    <style:style style:name="T15" style:family="text">
      <style:text-properties style:font-name="Arial" fo:font-size="11pt" fo:text-shadow="none" style:font-style-asian="normal" style:font-weight-complex="normal" style:font-weight-asian="normal" style:font-size-complex="11pt" style:font-size-asian="11pt" style:font-name-complex="Arial" style:text-position="0% 100%" style:font-style-complex="normal" fo:color="#000000" style:text-outline="false" fo:font-style="normal" style:text-line-through-type="none" style:text-underline-style="none" style:text-underline-color="font-color" fo:font-weight="normal"/>
    </style:style>
    <style:style style:name="T16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style:font-style-complex="italic" fo:font-style="italic" style:font-style-asian="italic"/>
    </style:style>
    <style:style style:name="T17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normal" style:font-style-asian="normal" style:font-style-complex="normal"/>
    </style:style>
    <style:style style:name="T18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G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8" table:default-cell-style-name="Default"/>
        <table:table-column table:style-name="co18" table:number-columns-repeated="99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9" office:value-type="string" calcext:value-type="string">
            <text:p>Classif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raqueza</text:p>
          </table:table-cell>
          <table:table-cell table:style-name="ce1" office:value-type="string" calcext:value-type="string">
            <text:p>Resitência</text:p>
          </table:table-cell>
          <table:table-cell table:style-name="ce1" office:value-type="string" calcext:value-type="string">
            <text:p>Vida</text:p>
          </table:table-cell>
          <table:table-cell table:style-name="ce1" office:value-type="string" calcext:value-type="string">
            <text:p>Defesa</text:p>
          </table:table-cell>
          <table:table-cell table:style-name="ce1" office:value-type="string" calcext:value-type="string">
            <text:p>Custo </text:p>
            <text:p>Sidekick</text:p>
          </table:table-cell>
          <table:table-cell table:style-name="ce1" office:value-type="string" calcext:value-type="string">
            <text:p>Ativação </text:p>
            <text:p>Sidekick</text:p>
          </table:table-cell>
          <table:table-cell table:style-name="ce9" office:value-type="string" calcext:value-type="string">
            <text:p>Descrição Sidekick</text:p>
          </table:table-cell>
          <table:table-cell table:style-name="ce1" office:value-type="string" calcext:value-type="string">
            <text:p>Custo</text:p>
            <text:p>Líder</text:p>
          </table:table-cell>
          <table:table-cell table:style-name="ce1" office:value-type="string" calcext:value-type="string">
            <text:p>Ativação</text:p>
            <text:p>Líder</text:p>
          </table:table-cell>
          <table:table-cell table:style-name="ce9" office:value-type="string" calcext:value-type="string">
            <text:p>Descrição Líder</text:p>
          </table:table-cell>
          <table:table-cell table:style-name="ce1" office:value-type="string" calcext:value-type="string">
            <text:p>Custo</text:p>
            <text:p>Flanquear</text:p>
          </table:table-cell>
          <table:table-cell table:style-name="ce1" office:value-type="string" calcext:value-type="string">
            <text:p>Dano</text:p>
            <text:p>Flanquear</text:p>
          </table:table-cell>
          <table:table-cell table:style-name="ce9" office:value-type="string" calcext:value-type="string">
            <text:p>Descrição Flanquear</text:p>
          </table:table-cell>
          <table:table-cell table:style-name="ce1" office:value-type="string" calcext:value-type="string">
            <text:p>Custo</text:p>
            <text:p>Ataque</text:p>
          </table:table-cell>
          <table:table-cell table:style-name="ce1" office:value-type="string" calcext:value-type="string">
            <text:p>Dano</text:p>
            <text:p>Ataque</text:p>
          </table:table-cell>
          <table:table-cell table:style-name="ce9" office:value-type="string" calcext:value-type="string">
            <text:p>Descrição Ataque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Etrigan</text:p>
          </table:table-cell>
          <table:table-cell table:style-name="ce6" office:value-type="date" office:date-value="2022-01-01" calcext:value-type="date">
            <text:p>1.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DC</text:p>
          </table:table-cell>
          <table:table-cell table:style-name="ce10" office:value-type="string" calcext:value-type="string">
            <text:p>Kirby's Demon</text:p>
          </table:table-cell>
          <table:table-cell table:style-name="ce2" office:value-type="string" calcext:value-type="string">
            <text:p>Divino</text:p>
          </table:table-cell>
          <table:table-cell table:style-name="ce2" office:value-type="string" calcext:value-type="string">
            <text:p>Morte</text:p>
          </table:table-cell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Guia Infernal: Descarte um energia para evitar todos os efeitos de um ataque fatal ao personagem alvo.</text:p>
          </table:table-cell>
          <table:table-cell table:style-name="ce7" table:number-columns-repeated="2"/>
          <table:table-cell table:style-name="ce10"/>
          <table:table-cell table:number-columns-repeated="2"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Baforada Infernal: Causa 1 ponto de dano em cada personagem do time do oponente.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3">
          <table:table-cell table:style-name="ce3" table:formula="of:=[.A2]+1" office:value-type="float" office:value="2" calcext:value-type="float">
            <text:p>2</text:p>
          </table:table-cell>
          <table:table-cell table:style-name="ce23" office:value-type="string" calcext:value-type="string">
            <text:p>Saori Kid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Aura de Atena: Todo dano recebido por Saori Kido pode ser redirecionado para um Cavaleiro de Bronze. Saori Kido e todos os Cavaleiros de Bronze se tornam imunes a Debuffs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Benção de Nike: A próxima ação que cause dano do Cavaleiro de Bronze alvo irá causar 3 pontos extras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string" calcext:value-type="string">
            <text:p>0.1</text:p>
          </table:table-cell>
          <table:table-cell table:style-name="ce2" table:number-columns-repeated="2"/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Ataque Expansível (2)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eteóro de Pégasus:</text:p>
            <text:p><text:span text:style-name="T1">Ataque Expansível (3)</text:span>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eiya de Pégasus  estiver em jogo, durante a fase principal coloque um token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ólera do Dragão:</text:p>
            <text:p>Transpassar</text:p>
          </table:table-cell>
          <table:table-cell table:style-name="ce5" table:number-columns-repeated="8"/>
          <table:table-cell table:number-columns-repeated="993"/>
        </table:table-row>
        <table:table-row table:style-name="ro5">
          <table:table-cell table:style-name="ce2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Hyoga de Cisne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Ichi de Hydra estiver em jogo, durante a fase principal coloque um token de Imunidade a Debuff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?</text:p>
          </table:table-cell>
          <table:table-cell table:style-name="ce10" office:value-type="string" calcext:value-type="string">
            <text:p>Cosmo Congelante:</text:p>
            <text:p><text:span text:style-name="T1">Coloque um token de Paralisia no personagem alvo desta ação.</text:span></text:p>
            <text:p/>
            <text:p>Extinguir Fonte (X):</text:p>
            <text:p>Se o fizer, esta ação causa 1 ponto de dano para cada energia descartada – Tipo Mutável (Elemental)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Shun de Andrômed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Jabu de Unicórnio estiver em jogo, durante a fase principal coloque dois tokens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Nebulosa de Andromeda:</text:p>
            <text:p>Se este personagem for atacado no próximo turno, causará 2 pontos de dano em cada um dos personagens atacantes.</text:p>
          </table:table-cell>
          <table:table-cell table:style-name="ce5" table:number-columns-repeated="8"/>
          <table:table-cell table:number-columns-repeated="993"/>
        </table:table-row>
        <table:table-row table:style-name="ro5">
          <table:table-cell table:style-name="ce2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Ikki de Fênix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Guerra Galática: Quando este personagem entrar em jogo, coloque um token de Provocação nele. Se outro </text:span><text:span text:style-name="T4">Cavaleiro de Bronze</text:span><text:span text:style-name="T5"> estiver em jogo, durante a fase principal coloque um token de Provovação neste personagem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style-name="ce5" table:number-columns-repeated="8"/>
          <table:table-cell table:number-columns-repeated="993"/>
        </table:table-row>
        <table:table-row table:style-name="ro6">
          <table:table-cell table:style-name="ce2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Saori Kido, Deusa Athen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Deusa da Sabedoria: </text:p>
            <text:p>Extinguir Fonte (2): Procure uma carta de Cavaleiro de Bronze em seu deck – revele-a e coloque em sua mão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Deusa da Guerra:</text:p>
            <text:p>Extingiuir Fonte (2): Se o fizer, causar 3 pontos de dano em um segundo alvo.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table-cell table:style-name="ce2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2">Por Athena?:</text:span></text:p>
            <text:p><text:span text:style-name="T6">Se </text:span><text:span text:style-name="T7">Saori Kido</text:span><text:span text:style-name="T8"> estiver em jogo, em sua fase principal você pode fazer uma aposta.</text:span></text:p>
            <text:p><text:span text:style-name="T2">Se ganhar, coloque 2 Tokens de AtkUp neste personagem, senão coloque 1 Token de AtkDown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Turbilhão de Pégaso:</text:p>
            <text:p>Faça uma aposta, se ganhar, coloque um token de Confusão sobre o alvo, senão, coloque um token de paralisia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Seiya de Pégasus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eta de Pégaso:</text:p>
            <text:p>Ataque perfurante</text:p>
          </table:table-cell>
          <table:table-cell table:style-name="ce5" table:number-columns-repeated="8"/>
          <table:table-cell table:number-columns-repeated="993"/>
        </table:table-row>
        <table:table-row table:style-name="ro6">
          <table:table-cell table:style-name="ce2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Seiya, Armadura de Odin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Guerreiro Deus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<text:span text:style-name="T2">Benção de Odin:</text:span></text:p>
            <text:p><text:span text:style-name="T9">Todos os </text:span><text:span text:style-name="T10">Cavaleiros de Bronze</text:span><text:span text:style-name="T11"> causam 2 pontos de dano a mais contra </text:span><text:span text:style-name="T12">Guerreiros Deuses</text:span><text:span text:style-name="T11">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spada de Odin:</text:p>
            <text:p>Ataque perfurante.</text:p>
          </table:table-cell>
          <table:table-cell table:style-name="ce5" table:number-columns-repeated="8"/>
          <table:table-cell table:number-columns-repeated="993"/>
        </table:table-row>
        <table:table-row table:style-name="ro7">
          <table:table-cell table:style-name="ce2" table:formula="of:=[.A13]+1" office:value-type="float" office:value="13" calcext:value-type="float" table:number-columns-spanned="1" table:number-rows-spanned="2">
            <text:p>13</text:p>
          </table:table-cell>
          <table:table-cell table:style-name="ce10" office:value-type="string" calcext:value-type="string" table:number-columns-spanned="1" table:number-rows-spanned="2">
            <text:p>Seiya de Pégasus</text:p>
          </table:table-cell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1" table:number-rows-spanned="2">
            <text:p>Mangá</text:p>
          </table:table-cell>
          <table:table-cell table:style-name="ce2" office:value-type="string" calcext:value-type="string" table:number-columns-spanned="1" table:number-rows-spanned="2">
            <text:p>Saint Seiya</text:p>
          </table:table-cell>
          <table:table-cell table:style-name="ce10" office:value-type="string" calcext:value-type="string" table:number-columns-spanned="1" table:number-rows-spanned="2">
            <text:p>Cavaleiro de Bronze</text:p>
          </table:table-cell>
          <table:table-cell table:style-name="ce2" office:value-type="string" calcext:value-type="string" table:number-columns-spanned="1" table:number-rows-spanned="2">
            <text:p>Cósmico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style-name="ce5" table:number-columns-repeated="8"/>
          <table:table-cell table:number-columns-repeated="993"/>
        </table:table-row>
        <table:table-row table:style-name="ro8">
          <table:covered-table-cell table:style-name="ce4"/>
          <table:covered-table-cell table:style-name="ce24"/>
          <table:covered-table-cell table:number-columns-repeated="3" table:style-name="ce4"/>
          <table:covered-table-cell table:style-name="ce24"/>
          <table:covered-table-cell table:number-columns-repeated="14" table:style-name="ce4"/>
          <table:table-cell table:number-columns-repeated="2"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Seiya de Pégasus Divin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Armadura Divina: Se </text:span><text:span text:style-name="T4">Deusa Athena</text:span><text:span text:style-name="T5"> estiver em jogo, todos os ataques deste persoangens são considerados como Ataques Perfurantes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6]+1" office:value-type="float" office:value="15" calcext:value-type="float">
            <text:p>15</text:p>
          </table:table-cell>
          <table:table-cell table:style-name="ce10" office:value-type="string" calcext:value-type="string">
            <text:p>Light Yagami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Death Note</text:p>
          </table:table-cell>
          <table:table-cell table:style-name="ce10" office:value-type="string" calcext:value-type="string">
            <text:p>Estudante</text:p>
          </table:table-cell>
          <table:table-cell table:number-columns-repeated="2" table:style-name="ce2" office:value-type="string" calcext:value-type="string">
            <text:p>Morte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m Passo a Frente: Descarte uma energia deste personagem para comprar duas cartas. </text:p>
          </table:table-cell>
          <table:table-cell table:style-name="ce7" table:number-columns-repeated="2"/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Hora da Morte: Descarte uma energia e coloque um token definitivo de perdição no personagem alvo.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9">
          <table:table-cell table:style-name="ce2" table:formula="of:=[.A17]+1" office:value-type="float" office:value="16" calcext:value-type="float">
            <text:p>16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: </text:p>
            <text:p>Por Athena? Se Saori Kido estiver em jogo, em sua fase pricipal você pode fazer uma aposta. Se vencer coloque 2 tokens DefUp neste personagem, senão coloque 2 tokens AtkDwn</text:p>
          </table:table-cell>
          <table:table-cell table:style-name="ce2" table:number-columns-repeated="2"/>
          <table:table-cell table:style-name="ce10"/>
          <table:table-cell table:number-columns-repeated="2"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Dragão Voador: Escolha um personagem do time do oponente e cause 2 pontos de dano.</text:p>
          </table:table-cell>
          <table:table-cell table:style-name="ce5" table:number-columns-repeated="8"/>
          <table:table-cell table:number-columns-repeated="993"/>
        </table:table-row>
        <table:table-row table:style-name="ro6">
          <table:table-cell table:style-name="ce2" table:formula="of:=[.A18]+1" office:value-type="float" office:value="17" calcext:value-type="float">
            <text:p>17</text:p>
          </table:table-cell>
          <table:table-cell table:style-name="ce10" office:value-type="string" calcext:value-type="string">
            <text:p>Kiki de Apêndice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Aprendiz de Cavaleiro 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Telecinese: Descarte uma energia deste personagem para descarta uma energia do personagem alvo.</text:p>
          </table:table-cell>
          <table:table-cell table:style-name="ce7" table:number-columns-repeated="2"/>
          <table:table-cell table:style-name="ce10"/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Trazer armaduras: Descarte 2 energias deste personagem para procurar um Item em seu deck. Revele-o e coloque em sua mão. 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19]+1" office:value-type="float" office:value="18" calcext:value-type="float">
            <text:p>18</text:p>
          </table:table-cell>
          <table:table-cell table:style-name="ce10" office:value-type="string" calcext:value-type="string">
            <text:p>Shiryu de Dragão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Mangá 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Cósmico 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Cosmo Dourado:</text:p>
            <text:p>Você pode descartar uma energia deste personagem. Se o fizer, coloque 2 tokens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xcalibur: </text:p>
            <text:p>Ataque Perfurante, Transpassar</text:p>
          </table:table-cell>
          <table:table-cell table:style-name="ce5" table:number-columns-repeated="8"/>
          <table:table-cell table:number-columns-repeated="993"/>
        </table:table-row>
        <table:table-row table:style-name="ro10">
          <table:table-cell table:style-name="ce19" table:formula="of:=[.A20]+1" office:value-type="float" office:value="19" calcext:value-type="float" table:number-columns-spanned="1" table:number-rows-spanned="2">
            <text:p>19</text:p>
          </table:table-cell>
          <table:table-cell table:style-name="ce10" office:value-type="string" calcext:value-type="string" table:number-columns-spanned="1" table:number-rows-spanned="2">
            <text:p>Shiryu de Dragão</text:p>
          </table:table-cell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office:value-type="string" calcext:value-type="string" table:number-columns-spanned="1" table:number-rows-spanned="2">
            <text:p>Mangá </text:p>
          </table:table-cell>
          <table:table-cell table:style-name="ce19" office:value-type="string" calcext:value-type="string" table:number-columns-spanned="1" table:number-rows-spanned="2">
            <text:p>Saint Seiya</text:p>
          </table:table-cell>
          <table:table-cell table:style-name="ce10" office:value-type="string" calcext:value-type="string" table:number-columns-spanned="1" table:number-rows-spanned="2">
            <text:p>Cavaleiro de Bronze</text:p>
          </table:table-cell>
          <table:table-cell table:style-name="ce19" office:value-type="string" calcext:value-type="string" table:number-columns-spanned="1" table:number-rows-spanned="2">
            <text:p>Cósmico 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9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ólera do Dragão:</text:p>
            <text:p>Transpassar</text:p>
          </table:table-cell>
          <table:table-cell table:style-name="ce5" table:number-columns-repeated="8"/>
          <table:table-cell table:number-columns-repeated="993"/>
        </table:table-row>
        <table:table-row table:style-name="ro6">
          <table:covered-table-cell table:style-name="ce2"/>
          <table:covered-table-cell table:style-name="ce10"/>
          <table:covered-table-cell table:style-name="ce19"/>
          <table:covered-table-cell table:number-columns-repeated="2" table:style-name="ce2"/>
          <table:covered-table-cell table:style-name="ce10"/>
          <table:covered-table-cell table:number-columns-repeated="3" table:style-name="ce2"/>
          <table:covered-table-cell table:number-columns-repeated="4" table:style-name="ce19"/>
          <table:covered-table-cell table:style-name="ce10"/>
          <table:covered-table-cell table:number-columns-repeated="2" table:style-name="ce19"/>
          <table:covered-table-cell table:style-name="ce10"/>
          <table:covered-table-cell table:number-columns-repeated="2" table:style-name="ce2"/>
          <table:covered-table-cell table:style-name="ce10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Último Dragão:</text:p>
            <text:p>Nocautei este personagem para causar 2x a quantidade de energias anexadas a ele no personagem alvo.</text:p>
          </table:table-cell>
          <table:table-cell table:style-name="ce5" table:number-columns-repeated="8"/>
          <table:table-cell table:number-columns-repeated="993"/>
        </table:table-row>
        <table:table-row table:style-name="ro4">
          <table:table-cell table:style-name="ce2" table:formula="of:=[.A21]+1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1">Shiryu de Dragão</text:span> Divin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10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2">Passiva Simples</text:span></text:p>
            <text:p><text:span text:style-name="T3">Armadura Divina: Se </text:span><text:span text:style-name="T4">Deusa Athena</text:span><text:span text:style-name="T5"> estiver em jogo, todos os ataques deste personagem recebem o efeito de Transpassar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Cólera dos Cem Dragões:</text:p>
            <text:p>Ataque Expansível, Alvos Múltiplos</text:p>
          </table:table-cell>
          <table:table-cell table:style-name="ce5" table:number-columns-repeated="8"/>
          <table:table-cell table:number-columns-repeated="993"/>
        </table:table-row>
        <table:table-row table:style-name="ro9">
          <table:table-cell table:style-name="ce2" table:formula="of:=[.A23]+1" office:value-type="float" office:value="21" calcext:value-type="float">
            <text:p>21</text:p>
          </table:table-cell>
          <table:table-cell table:style-name="ce10" office:value-type="string" calcext:value-type="string">
            <text:p>Homem Borrach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DC</text:p>
          </table:table-cell>
          <table:table-cell table:style-name="ce10" office:value-type="string" calcext:value-type="string">
            <text:p>Eel O’Brian</text:p>
          </table:table-cell>
          <table:table-cell table:style-name="ce2" office:value-type="string" calcext:value-type="string">
            <text:p>Físico</text:p>
          </table:table-cell>
          <table:table-cell table:style-name="ce2" office:value-type="string" calcext:value-type="string">
            <text:p>Elemental</text:p>
          </table:table-cell>
          <table:table-cell table:style-name="ce2" office:value-type="string" calcext:value-type="string">
            <text:p>Mental</text:p>
          </table:table-cell>
          <table:table-cell table:number-columns-repeated="2" table:style-name="ce7" office:value-type="string" calcext:value-type="string">
            <text:p>4+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string" calcext:value-type="string">
            <text:p><text:span text:style-name="T13">Passiva Simples</text:span></text:p>
            <text:p><text:span text:style-name="T14">Fisiologia Maleável: Durante sua fase principal coloque um toquem de Reviver e também coloque um token LifeUp e um token de DefUp para cada Fonte de Energia anexada a este personagem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artelo de Borracha:</text:p>
            <text:p><text:span text:style-name="T1">Ataque Expansível (2)</text:span></text:p>
          </table:table-cell>
          <table:table-cell table:style-name="ce5" table:number-columns-repeated="8"/>
          <table:table-cell table:number-columns-repeated="993"/>
        </table:table-row>
        <table:table-row table:style-name="ro11" table:number-rows-repeated="5">
          <table:table-cell table:style-name="ce2"/>
          <table:table-cell table:style-name="ce10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3"/>
          <table:table-cell table:style-name="ce7" table:number-columns-repeated="4"/>
          <table:table-cell table:style-name="ce10"/>
          <table:table-cell table:style-name="ce7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11" table:number-rows-repeated="72">
          <table:table-cell table:style-name="ce5"/>
          <table:table-cell table:style-name="ce11"/>
          <table:table-cell table:style-name="ce8"/>
          <table:table-cell table:style-name="ce5" table:number-columns-repeated="2"/>
          <table:table-cell table:style-name="ce11"/>
          <table:table-cell table:style-name="ce5" table:number-columns-repeated="3"/>
          <table:table-cell table:style-name="ce8" table:number-columns-repeated="4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8"/>
          <table:table-cell table:number-columns-repeated="993"/>
        </table:table-row>
        <table:table-row table:style-name="ro12" table:number-rows-repeated="104847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TENS" table:style-name="ta2"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8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usto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Báculo de Athena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6">Ao colocar este Item em jogo, anexe-o a </text:span><text:span text:style-name="T7">Deusa Athena</text:span><text:span text:style-name="T8">. O personagem ganha a seguinte ação ativa:</text:span></text:p>
            <text:p><text:span text:style-name="T2">Custo 2 Energias: Báculo de Atena: Causa 5 pontos de Dano no personagem alvo.</text:span>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Anel de Nibelungo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19"/>
          <table:table-cell table:style-name="ce10" office:value-type="string" calcext:value-type="string">
            <text:p>Nocauteie um personagem para ganhar controle de dois personagens alvos não controlados por você.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Sangue de Atena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Volátil</text:p>
          </table:table-cell>
          <table:table-cell table:style-name="ce19"/>
          <table:table-cell table:style-name="ce10" office:value-type="string" calcext:value-type="string">
            <text:p><text:span text:style-name="T15">Descarte duas cartas de sua mão para buscar um </text:span><text:span text:style-name="T16">Cavaleiro de Bronze</text:span><text:span text:style-name="T17">, </text:span><text:span text:style-name="T18">Cavaleiro de Prata</text:span><text:span text:style-name="T17"> ou </text:span><text:span text:style-name="T18">Cavaleiro de Ouro</text:span><text:span text:style-name="T17">. Revele a carta e coloque em sua mão.</text:span>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Death Note de Ryuk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Death Note</text:p>
          </table:table-cell>
          <table:table-cell table:style-name="ce12" office:value-type="string" calcext:value-type="string">
            <text:p>Permanent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Anexavel: Light Yagami. Uma vez por turno, sem custos, você pode colocar um token de perdição no personagem alvo.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Parede de Cristal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Saint Seiya</text:p>
          </table:table-cell>
          <table:table-cell table:style-name="ce12" office:value-type="string" calcext:value-type="string">
            <text:p>Volátil </text:p>
          </table:table-cell>
          <table:table-cell table:style-name="ce13"/>
          <table:table-cell table:style-name="ce14" office:value-type="string" calcext:value-type="string">
            <text:p>Descarte uma energia de um personagem para prevenir todo o dano causado a ele neste turno. Esta ação poderá ser utilizada uma vez para cada um dos personagens controlados por você. </text:p>
          </table:table-cell>
          <table:table-cell table:number-columns-repeated="1017"/>
        </table:table-row>
        <table:table-row table:style-name="ro13" table:number-rows-repeated="994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NERGIAS" table:style-name="ta3">
        <table:table-column table:style-name="co22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8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nergia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Fonte de Energia Renovável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B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Quando esta Fonte de Energia for descartada de um personagem, embaralhe esta carta de volta em seu baralho</text:p>
          </table:table-cell>
          <table:table-cell table:number-columns-repeated="1017"/>
        </table:table-row>
        <table:table-row table:style-name="ro13">
          <table:table-cell table:style-name="ce12" office:value-type="string" calcext:value-type="string">
            <text:p>Portal para Yomotsu</text:p>
          </table:table-cell>
          <table:table-cell table:style-name="ce13"/>
          <table:table-cell table:style-name="ce12" office:value-type="string" calcext:value-type="string">
            <text:p>Mangá</text:p>
          </table:table-cell>
          <table:table-cell table:style-name="ce12" office:value-type="string" calcext:value-type="string">
            <text:p>Saint Seiya </text:p>
          </table:table-cell>
          <table:table-cell table:style-name="ce12" office:value-type="string" calcext:value-type="string">
            <text:p>N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017"/>
        </table:table-row>
        <table:table-row table:style-name="ro13" table:number-rows-repeated="997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6:45:54.609446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GENS" style:display-name="PageStyle_PERSONAG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NS" style:display-name="PageStyle_IT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IAS" style:display-name="PageStyle_ENERG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01T16:58:21.770852249</dc:date>
    <meta:editing-duration>PT17M15S</meta:editing-duration>
    <meta:editing-cycles>3</meta:editing-cycles>
    <meta:document-statistic meta:table-count="3" meta:cell-count="379" meta:object-count="0"/>
  </office:meta>
</office:document-meta>
</file>